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70358" officeooo:paragraph-rsid="00170358" style:font-weight-asian="bold" style:font-weight-complex="bold"/>
    </style:style>
    <style:style style:name="P2" style:family="paragraph" style:parent-style-name="Standard">
      <style:text-properties fo:font-weight="bold" officeooo:rsid="00170358" officeooo:paragraph-rsid="0017226a" style:font-weight-asian="bold" style:font-weight-complex="bold"/>
    </style:style>
    <style:style style:name="P3" style:family="paragraph" style:parent-style-name="Standard">
      <style:text-properties fo:font-weight="bold" officeooo:rsid="0017226a" officeooo:paragraph-rsid="0017226a" style:font-weight-asian="bold" style:font-weight-complex="bold"/>
    </style:style>
    <style:style style:name="P4" style:family="paragraph" style:parent-style-name="Standard">
      <style:text-properties fo:font-weight="normal" officeooo:rsid="00170358" officeooo:paragraph-rsid="00170358" style:font-weight-asian="normal" style:font-weight-complex="normal"/>
    </style:style>
    <style:style style:name="P5" style:family="paragraph" style:parent-style-name="Standard">
      <style:text-properties fo:font-weight="normal" officeooo:rsid="0017226a" officeooo:paragraph-rsid="0017226a" style:font-weight-asian="normal" style:font-weight-complex="normal"/>
    </style:style>
    <style:style style:name="P6" style:family="paragraph" style:parent-style-name="Standard">
      <style:text-properties fo:font-weight="bold" officeooo:rsid="0017226a" officeooo:paragraph-rsid="0017226a" style:font-weight-asian="bold" style:font-weight-complex="bold"/>
    </style:style>
    <style:style style:name="P7" style:family="paragraph" style:parent-style-name="Standard">
      <style:text-properties fo:font-weight="bold" officeooo:rsid="001a5b22" officeooo:paragraph-rsid="001a5b22" style:font-weight-asian="bold" style:font-weight-complex="bold"/>
    </style:style>
    <style:style style:name="P8" style:family="paragraph" style:parent-style-name="Standard">
      <style:text-properties fo:font-weight="normal" officeooo:rsid="001a5b22" officeooo:paragraph-rsid="001a5b22" style:font-weight-asian="normal" style:font-weight-complex="normal"/>
    </style:style>
    <style:style style:name="T1" style:family="text">
      <style:text-properties officeooo:rsid="001722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NTO 5</text:p>
      <text:p text:style-name="P4">El espectro de EC no cambia si se hacen variaciones a la frecuencia de la portadora, esto debido a que EC no depende de la frecuencia, esta es una representacion de la magnitud y la fase de mi señal y al variar su frecuencia no se observan cambios. <text:span text:style-name="T1">En RF el espectro cambia debido a que refleja la forma de señal del modulador para poder ser transmitida.</text:span></text:p>
      <text:p text:style-name="P4"/>
      <text:p text:style-name="P1">PUNTO 6.<text:span text:style-name="T1">1</text:span></text:p>
      <text:p text:style-name="P4">"""This block is a RF VCO and works as following: El vector de salida representa una señal con amplitud A, un coseno que es la señal con argumentos como lo son la frecuencia de la portadora, un vector de tiempo representado por "n" y "Q" que representa la fase de mi señal. La variable "n" se puede entender como un "bloque" el cual me recibe las muestras de la señal, el "bloque" varia dependiendo de las muestras que recibe, es decir del tamaño de la entrada. <text:s text:c="2"/>"""</text:p>
      <text:p text:style-name="P4"/>
      <text:p text:style-name="P2">PUNTO 6.<text:span text:style-name="T1">2</text:span></text:p>
      <text:p text:style-name="P5">Jeanpaull</text:p>
      <text:p text:style-name="P5"/>
      <text:p text:style-name="P3">PUNTO 7</text:p>
      <text:p text:style-name="P8">Ya estan imagenes cambiando la fase tanto para 0 como para 1</text:p>
      <text:p text:style-name="P8"/>
      <text:p text:style-name="P7">PUNTO 8</text:p>
      <text:p text:style-name="P7"/>
      <text:p text:style-name="P3"/>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09:11:12.668684681</meta:creation-date>
    <dc:date>2024-03-20T17:25:57.441523507</dc:date>
    <meta:editing-duration>PT1H23M14S</meta:editing-duration>
    <meta:editing-cycles>2</meta:editing-cycles>
    <meta:generator>LibreOffice/6.4.7.2$Linux_X86_64 LibreOffice_project/40$Build-2</meta:generator>
    <meta:document-statistic meta:table-count="0" meta:image-count="0" meta:object-count="0" meta:page-count="1" meta:paragraph-count="9" meta:word-count="177" meta:character-count="929" meta:non-whitespace-character-count="759"/>
  </office:meta>
</office:document-meta>
</file>